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1.904cm" presentation:class="title" presentation:user-transformed="true">
          <draw:text-box>
            <text:p text:style-name="P1">Temprano Yo Te Buscaré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1">Temprano yo te buscare</text:span><text:span text:style-name="T1"><text:line-break/></text:span><text:span text:style-name="T1">De madrugada </text:span><text:span text:style-name="T1"><text:line-break/></text:span><text:span text:style-name="T1">Yo me acercare a t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1">Mi alma te anhela y tiene sed </text:span><text:span text:style-name="T1"><text:line-break/></text:span><text:span text:style-name="T1">Para ver tu gloria y tu pod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1">Mi socorro haz sido tu</text:span><text:span text:style-name="T1"><text:line-break/></text:span><text:span text:style-name="T1">Y en la sombra de tus alas</text:span><text:span text:style-name="T1"><text:line-break/></text:span><text:span text:style-name="T1">Yo me goza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1">Mi alma esta apegada a ti</text:span><text:span text:style-name="T1"><text:line-break/></text:span><text:span text:style-name="T1">Porque tu diestra me ha sostenido</text:span><text:span text:style-name="T1"><text:line-break/></text:span><text:span text:style-name="T1">Oh tu diestra me ha sostenid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4T18:29:52.225000000</meta:creation-date>
    <dc:date>2023-02-14T18:36:18.524000000</dc:date>
    <meta:editing-duration>PT6M27S</meta:editing-duration>
    <meta:editing-cycles>1</meta:editing-cycles>
    <meta:document-statistic meta:object-count="36"/>
    <meta:generator>Real_Office/6.2.3.2$Windows_x86 LibreOffice_project/b40a93cffb3080b9876e40c60e03703e9bd35612</meta:generator>
  </office:meta>
</office:document-meta>
</file>